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officeooo:rsid="00042fcf" officeooo:paragraph-rsid="00042fcf"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ibri" fo:font-size="18pt" fo:font-weight="bold" officeooo:rsid="00042fcf" officeooo:paragraph-rsid="00042fcf"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Calibri" fo:font-size="18pt" fo:font-weight="bold" officeooo:rsid="00042fcf" officeooo:paragraph-rsid="001124b4" style:font-size-asian="15.75pt" style:font-weight-asian="bold" style:font-size-complex="18pt" style:font-weight-complex="bold"/>
    </style:style>
    <style:style style:name="P4" style:family="paragraph" style:parent-style-name="Standard">
      <style:paragraph-properties fo:text-align="justify" style:justify-single-word="false"/>
      <style:text-properties style:font-name="Calibri" fo:font-size="12pt" fo:font-weight="normal" officeooo:rsid="0007591a" officeooo:paragraph-rsid="0007591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088147" officeooo:paragraph-rsid="0008814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0a0926" officeooo:paragraph-rsid="000a092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0b4a91" officeooo:paragraph-rsid="000b4a9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0e199d" officeooo:paragraph-rsid="000e199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1383ba" officeooo:paragraph-rsid="001383b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157409" officeooo:paragraph-rsid="0015740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171f23" officeooo:paragraph-rsid="00171f2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190938" officeooo:paragraph-rsid="0019093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1982a8" officeooo:paragraph-rsid="001982a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1cac24" officeooo:paragraph-rsid="001cac2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fo:font-size="12pt" fo:font-weight="normal" officeooo:rsid="001e0e0e" officeooo:paragraph-rsid="001e0e0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officeooo:rsid="0022d41e" officeooo:paragraph-rsid="0022d41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2583a5" officeooo:paragraph-rsid="002583a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font-weight="normal" officeooo:rsid="002674b1" officeooo:paragraph-rsid="002674b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29ce30" officeooo:paragraph-rsid="0029ce3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2e6419" officeooo:paragraph-rsid="002e641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3050e6" officeooo:paragraph-rsid="003050e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3221a4" officeooo:paragraph-rsid="00309f2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3642af" officeooo:paragraph-rsid="003642a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365d9b" officeooo:paragraph-rsid="00365d9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39bff8" officeooo:paragraph-rsid="0039262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a3762" officeooo:paragraph-rsid="003a3762"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3a3762" officeooo:paragraph-rsid="00452ae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fo:font-weight="normal" officeooo:rsid="003a3762" officeooo:paragraph-rsid="00486ee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font-weight="normal" officeooo:rsid="003a3762" officeooo:paragraph-rsid="004ba27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3a3762" officeooo:paragraph-rsid="004f0a6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3a3762" officeooo:paragraph-rsid="0050ce9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3a3762" officeooo:paragraph-rsid="005b579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3a3762" officeooo:paragraph-rsid="005fe95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3a3762" officeooo:paragraph-rsid="006534a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3a3762" officeooo:paragraph-rsid="006ad22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3a3762" officeooo:paragraph-rsid="0072d18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3a3762" officeooo:paragraph-rsid="007e2b2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paragraph-rsid="00088147"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paragraph-rsid="000a092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paragraph-rsid="001e413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paragraph-rsid="002c0707"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paragraph-rsid="002e9c4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paragraph-rsid="00309f2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paragraph-rsid="0039262d"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bold" officeooo:rsid="00088147" officeooo:paragraph-rsid="00088147"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Calibri" fo:font-size="12pt" fo:font-weight="bold" officeooo:rsid="000a0926" officeooo:paragraph-rsid="000a0926"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Calibri" fo:font-size="12pt" fo:font-weight="bold" officeooo:rsid="001124b4" officeooo:paragraph-rsid="001124b4"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Calibri" fo:font-size="12pt" fo:font-weight="bold" officeooo:rsid="001383ba" officeooo:paragraph-rsid="001383ba"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Calibri" fo:font-size="12pt" fo:font-weight="bold" officeooo:rsid="00171f23" officeooo:paragraph-rsid="00171f23"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Calibri" fo:font-size="12pt" fo:font-weight="bold" officeooo:rsid="0024f9d0" officeooo:paragraph-rsid="0024f9d0"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Calibri" fo:font-size="12pt" fo:font-weight="bold" officeooo:rsid="002c0707" officeooo:paragraph-rsid="002c0707"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Calibri" fo:font-size="12pt" fo:font-weight="bold" officeooo:rsid="003074dd" officeooo:paragraph-rsid="003074dd"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Calibri" fo:font-size="12pt" fo:font-weight="bold" officeooo:rsid="0035b663" officeooo:paragraph-rsid="0035b663"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Calibri" fo:font-size="12pt" fo:font-weight="bold" officeooo:rsid="00385ca4" officeooo:paragraph-rsid="00385ca4" style:font-size-asian="10.5pt" style:font-weight-asian="bold" style:font-size-complex="12pt" style:font-weight-complex="bold"/>
    </style:style>
    <style:style style:name="P55" style:family="paragraph" style:parent-style-name="Standard">
      <style:paragraph-properties fo:text-align="justify" style:justify-single-word="false"/>
      <style:text-properties style:font-name="Calibri" fo:font-size="16pt" fo:font-weight="bold" officeooo:rsid="00088147" officeooo:paragraph-rsid="00059d66" style:font-size-asian="14pt" style:font-weight-asian="bold" style:font-size-complex="16pt" style:font-weight-complex="bold"/>
    </style:style>
    <style:style style:name="P56" style:family="paragraph" style:parent-style-name="Standard">
      <style:paragraph-properties fo:text-align="justify" style:justify-single-word="false"/>
      <style:text-properties style:font-name="Calibri" fo:font-size="16pt" fo:font-weight="bold" officeooo:rsid="00346248" officeooo:paragraph-rsid="00346248" style:font-size-asian="14pt" style:font-weight-asian="bold" style:font-size-complex="16pt" style:font-weight-complex="bold"/>
    </style:style>
    <style:style style:name="P57" style:family="paragraph" style:parent-style-name="Standard">
      <style:paragraph-properties fo:text-align="justify" style:justify-single-word="false"/>
      <style:text-properties style:font-name="Calibri" fo:font-size="16pt" fo:font-weight="bold" officeooo:paragraph-rsid="00059d66" style:font-size-asian="14pt" style:font-weight-asian="bold" style:font-size-complex="16pt" style:font-weight-complex="bold"/>
    </style:style>
    <style:style style:name="P58" style:family="paragraph" style:parent-style-name="Standard">
      <style:paragraph-properties fo:text-align="justify" style:justify-single-word="false"/>
      <style:text-properties style:font-name="Calibri" fo:font-size="16pt" fo:font-weight="bold" officeooo:paragraph-rsid="001124b4" style:font-size-asian="14pt" style:font-weight-asian="bold" style:font-size-complex="16pt" style:font-weight-complex="bold"/>
    </style:style>
    <style:style style:name="P59" style:family="paragraph" style:parent-style-name="Standard">
      <style:paragraph-properties fo:text-align="justify" style:justify-single-word="false"/>
      <style:text-properties style:font-name="Calibri" fo:font-size="12pt" fo:font-weight="bold" officeooo:rsid="003ee4fc" officeooo:paragraph-rsid="003ee4fc"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Calibri" fo:font-size="12pt" fo:font-weight="bold" officeooo:rsid="0045eca1" officeooo:paragraph-rsid="0045eca1" style:font-size-asian="10.5pt" style:font-weight-asian="bold" style:font-size-complex="12pt" style:font-weight-complex="bold"/>
    </style:style>
    <style:style style:name="P61" style:family="paragraph" style:parent-style-name="Standard">
      <style:paragraph-properties fo:text-align="justify" style:justify-single-word="false"/>
      <style:text-properties style:font-name="Calibri" fo:font-size="12pt" fo:font-weight="bold" officeooo:rsid="004b37c4" officeooo:paragraph-rsid="004b37c4"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Calibri" fo:font-size="12pt" fo:font-weight="bold" officeooo:rsid="005754e6" officeooo:paragraph-rsid="005754e6"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Calibri" fo:font-size="12pt" fo:font-weight="bold" officeooo:rsid="00599e72" officeooo:paragraph-rsid="00599e72" style:font-size-asian="10.5pt" style:font-weight-asian="bold" style:font-size-complex="12pt" style:font-weight-complex="bold"/>
    </style:style>
    <style:style style:name="P64" style:family="paragraph" style:parent-style-name="Standard">
      <style:paragraph-properties fo:text-align="justify" style:justify-single-word="false"/>
      <style:text-properties style:font-name="Calibri" fo:font-size="12pt" fo:font-weight="bold" officeooo:rsid="005e3c05" officeooo:paragraph-rsid="005e3c05"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Calibri" fo:font-size="12pt" fo:font-weight="bold" officeooo:rsid="00635b07" officeooo:paragraph-rsid="00635b07"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Calibri" fo:font-size="12pt" fo:font-weight="bold" officeooo:rsid="006964d9" officeooo:paragraph-rsid="006964d9" style:font-size-asian="10.5pt" style:font-weight-asian="bold" style:font-size-complex="12pt" style:font-weight-complex="bold"/>
    </style:style>
    <style:style style:name="P67" style:family="paragraph" style:parent-style-name="Standard">
      <style:paragraph-properties fo:text-align="justify" style:justify-single-word="false"/>
      <style:text-properties style:font-name="Calibri" fo:font-size="12pt" fo:font-weight="normal" officeooo:rsid="003ee4fc" officeooo:paragraph-rsid="003ee4fc"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Calibri" fo:font-size="12pt" fo:font-weight="normal" officeooo:rsid="003eea44" officeooo:paragraph-rsid="003eea44"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Calibri" fo:font-size="12pt" fo:font-weight="normal" officeooo:rsid="0041ce04" officeooo:paragraph-rsid="0041ce04"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Calibri" fo:font-size="12pt" fo:font-weight="normal" officeooo:rsid="00452ae9" officeooo:paragraph-rsid="00452ae9"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Calibri" fo:font-size="12pt" fo:font-weight="normal" officeooo:rsid="0046d1b7" officeooo:paragraph-rsid="0046d1b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Calibri" fo:font-size="12pt" fo:font-weight="normal" officeooo:rsid="0052512b" officeooo:paragraph-rsid="0052512b"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Calibri" fo:font-size="12pt" fo:font-weight="normal" officeooo:rsid="00543b8e" officeooo:paragraph-rsid="00543b8e"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Calibri" fo:font-size="12pt" fo:font-weight="normal" officeooo:rsid="0054e781" officeooo:paragraph-rsid="0054e781"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Calibri" fo:font-size="12pt" fo:font-weight="normal" officeooo:rsid="0055cb6d" officeooo:paragraph-rsid="0055cb6d"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Calibri" fo:font-size="12pt" fo:font-weight="normal" officeooo:rsid="0058e5da" officeooo:paragraph-rsid="0058e5da"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Calibri" fo:font-size="12pt" fo:font-weight="normal" officeooo:rsid="00591207" officeooo:paragraph-rsid="00591207"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Calibri" fo:font-size="12pt" fo:font-weight="normal" officeooo:rsid="00591d88" officeooo:paragraph-rsid="00591d8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Calibri" fo:font-size="12pt" fo:font-weight="normal" officeooo:rsid="0059a6d4" officeooo:paragraph-rsid="0059a6d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alibri" fo:font-size="12pt" fo:font-weight="normal" officeooo:rsid="005d0ef8" officeooo:paragraph-rsid="005d0ef8"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Calibri" fo:font-size="12pt" fo:font-weight="normal" officeooo:rsid="006184af" officeooo:paragraph-rsid="006184af"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alibri" fo:font-size="12pt" fo:font-weight="normal" officeooo:rsid="0061a7bf" officeooo:paragraph-rsid="0061a7bf"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alibri" fo:font-size="12pt" fo:font-weight="normal" officeooo:rsid="00635b07" officeooo:paragraph-rsid="00635b07"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Calibri" fo:font-size="12pt" fo:font-weight="normal" officeooo:rsid="006409e8" officeooo:paragraph-rsid="006409e8"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alibri" fo:font-size="12pt" fo:font-weight="normal" officeooo:rsid="0064b070" officeooo:paragraph-rsid="0064b070"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Calibri" fo:font-size="12pt" fo:font-weight="normal" officeooo:rsid="0064dd1b" officeooo:paragraph-rsid="0064dd1b"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Calibri" fo:font-size="12pt" fo:font-weight="normal" officeooo:rsid="00665abe" officeooo:paragraph-rsid="006534ae"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Calibri" fo:font-size="12pt" fo:font-weight="normal" officeooo:rsid="006ad220" officeooo:paragraph-rsid="006ad22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Calibri" fo:font-size="12pt" fo:font-weight="normal" officeooo:rsid="007126ae" officeooo:paragraph-rsid="006ad220"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Calibri" fo:font-size="12pt" fo:font-weight="normal" officeooo:rsid="00742953" officeooo:paragraph-rsid="0072d18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Calibri" fo:font-size="12pt" fo:font-weight="normal" officeooo:rsid="00780197" officeooo:paragraph-rsid="00780197"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Calibri" fo:font-size="12pt" fo:font-weight="normal" officeooo:rsid="0078be99" officeooo:paragraph-rsid="0078be99"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Calibri" fo:font-size="12pt" fo:font-weight="normal" officeooo:rsid="007beb3d" officeooo:paragraph-rsid="007beb3d"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Calibri" fo:font-size="12pt" fo:font-weight="normal" officeooo:rsid="007a0d69" officeooo:paragraph-rsid="007a0d69"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Calibri" fo:font-size="12pt" fo:font-weight="normal" officeooo:rsid="007d4c0f" officeooo:paragraph-rsid="007d4c0f"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Calibri" fo:font-size="12pt" fo:font-weight="normal" officeooo:rsid="007e2b2a" officeooo:paragraph-rsid="007e2b2a"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Calibri" fo:font-size="12pt" fo:font-weight="normal" officeooo:rsid="007fce70" officeooo:paragraph-rsid="007fce70"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Calibri" fo:font-size="12pt" fo:font-weight="normal" officeooo:rsid="0080e1c3" officeooo:paragraph-rsid="0080e1c3"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Calibri" fo:font-size="12pt" fo:font-weight="normal" officeooo:rsid="00824668" officeooo:paragraph-rsid="00824668"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Calibri" fo:font-size="12pt" fo:font-weight="normal" officeooo:rsid="00838634" officeooo:paragraph-rsid="00838634"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Calibri" fo:font-size="12pt" fo:font-weight="normal" officeooo:rsid="0083d399" officeooo:paragraph-rsid="0083d399"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Calibri" fo:font-size="12pt" fo:font-weight="normal" officeooo:rsid="0084618c" officeooo:paragraph-rsid="0084618c"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Calibri" fo:font-size="12pt" fo:font-weight="normal" officeooo:rsid="0086b4ff" officeooo:paragraph-rsid="0084618c"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Calibri" fo:font-size="12pt" fo:font-weight="normal" officeooo:rsid="00884c46" officeooo:paragraph-rsid="0084618c" style:font-size-asian="10.5pt" style:font-weight-asian="normal" style:font-size-complex="12pt" style:font-weight-complex="normal"/>
    </style:style>
    <style:style style:name="P105" style:family="paragraph" style:parent-style-name="Standard" style:list-style-name="L1">
      <style:paragraph-properties fo:text-align="justify" style:justify-single-word="false"/>
      <style:text-properties style:font-name="Calibri" fo:font-size="12pt" fo:font-weight="normal" officeooo:rsid="00774e0a" officeooo:paragraph-rsid="008b12dd"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Calibri" fo:font-size="16pt" fo:font-weight="bold" officeooo:rsid="00443c17" officeooo:paragraph-rsid="00443c17" style:font-size-asian="14pt" style:font-weight-asian="bold" style:font-size-complex="16pt" style:font-weight-complex="bold"/>
    </style:style>
    <style:style style:name="P107" style:family="paragraph" style:parent-style-name="Standard">
      <style:paragraph-properties fo:text-align="justify" style:justify-single-word="false"/>
      <style:text-properties style:font-name="Calibri" fo:font-size="16pt" fo:font-weight="bold" officeooo:rsid="00774e0a" officeooo:paragraph-rsid="00774e0a" style:font-size-asian="14pt" style:font-weight-asian="bold" style:font-size-complex="16pt" style:font-weight-complex="bold"/>
    </style:style>
    <style:style style:name="P108" style:family="paragraph" style:parent-style-name="Standard">
      <style:paragraph-properties fo:text-align="justify" style:justify-single-word="false"/>
      <style:text-properties officeooo:paragraph-rsid="00990053"/>
    </style:style>
    <style:style style:name="P109" style:family="paragraph" style:parent-style-name="Standard">
      <style:paragraph-properties fo:text-align="justify" style:justify-single-word="false"/>
      <style:text-properties style:font-name="Calibri" fo:font-size="12pt" fo:font-weight="normal" officeooo:rsid="00884c46" officeooo:paragraph-rsid="008b9216"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Calibri" fo:font-size="12pt" fo:font-weight="normal" officeooo:rsid="00884c46" officeooo:paragraph-rsid="008e0fa6"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Calibri" fo:font-size="12pt" fo:font-weight="normal" officeooo:rsid="00884c46" officeooo:paragraph-rsid="008edd6a"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Calibri" fo:font-size="12pt" fo:font-weight="normal" officeooo:rsid="00884c46" officeooo:paragraph-rsid="008fee34"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Calibri" fo:font-size="12pt" fo:font-weight="normal" officeooo:rsid="00884c46" officeooo:paragraph-rsid="0092d117"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Calibri" fo:font-size="12pt" fo:font-weight="normal" officeooo:rsid="00884c46" officeooo:paragraph-rsid="00961ee8"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Calibri" fo:font-size="12pt" fo:font-weight="normal" officeooo:rsid="00884c46" officeooo:paragraph-rsid="0099214b"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Calibri" fo:font-size="12pt" fo:font-weight="normal" officeooo:rsid="00884c46" officeooo:paragraph-rsid="009a05b1"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Calibri" fo:font-size="12pt" fo:font-weight="normal" officeooo:rsid="00884c46" officeooo:paragraph-rsid="009e912b"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Calibri" fo:font-size="12pt" fo:font-weight="normal" officeooo:rsid="00884c46" officeooo:paragraph-rsid="00a170af"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Calibri" fo:font-size="12pt" fo:font-weight="normal" officeooo:rsid="00884c46" officeooo:paragraph-rsid="00a1fb8c"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Calibri" fo:font-size="12pt" fo:font-weight="normal" officeooo:rsid="00884c46" officeooo:paragraph-rsid="00a20371"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Calibri" fo:font-size="12pt" fo:font-weight="normal" officeooo:rsid="00884c46" officeooo:paragraph-rsid="00a2554d"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font-name="Calibri" fo:font-size="12pt" fo:font-weight="normal" officeooo:rsid="00884c46" officeooo:paragraph-rsid="00a3378d"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Calibri" fo:font-size="12pt" fo:font-weight="normal" officeooo:rsid="00884c46" officeooo:paragraph-rsid="00a5c0e5"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Calibri" fo:font-size="12pt" fo:font-weight="normal" officeooo:rsid="00884c46" officeooo:paragraph-rsid="00a8a327"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Calibri" fo:font-size="12pt" fo:font-weight="normal" officeooo:rsid="00884c46" officeooo:paragraph-rsid="00aaea04"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Calibri" fo:font-size="12pt" fo:font-weight="normal" officeooo:rsid="00884c46" officeooo:paragraph-rsid="00ad84a2"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Calibri" fo:font-size="12pt" fo:font-weight="normal" officeooo:rsid="00884c46" officeooo:paragraph-rsid="00af7fc4"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Calibri" fo:font-size="12pt" fo:font-weight="normal" officeooo:rsid="00884c46" officeooo:paragraph-rsid="00b0bfeb"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Calibri" fo:font-size="12pt" fo:font-weight="bold" officeooo:rsid="00884c46" officeooo:paragraph-rsid="00990053" style:font-size-asian="10.5pt" style:font-weight-asian="bold" style:font-size-complex="12pt" style:font-weight-complex="bold"/>
    </style:style>
    <style:style style:name="T1" style:family="text">
      <style:text-properties officeooo:rsid="00059d66"/>
    </style:style>
    <style:style style:name="T2" style:family="text">
      <style:text-properties officeooo:rsid="00088147"/>
    </style:style>
    <style:style style:name="T3" style:family="text">
      <style:text-properties officeooo:rsid="000a0926"/>
    </style:style>
    <style:style style:name="T4" style:family="text">
      <style:text-properties officeooo:rsid="000b4a91"/>
    </style:style>
    <style:style style:name="T5" style:family="text">
      <style:text-properties officeooo:rsid="000c5825"/>
    </style:style>
    <style:style style:name="T6" style:family="text">
      <style:text-properties officeooo:rsid="000ce176"/>
    </style:style>
    <style:style style:name="T7" style:family="text">
      <style:text-properties officeooo:rsid="000ff464"/>
    </style:style>
    <style:style style:name="T8" style:family="text">
      <style:text-properties officeooo:rsid="0010f115"/>
    </style:style>
    <style:style style:name="T9" style:family="text">
      <style:text-properties officeooo:rsid="001124b4"/>
    </style:style>
    <style:style style:name="T10" style:family="text">
      <style:text-properties officeooo:rsid="00114127"/>
    </style:style>
    <style:style style:name="T11" style:family="text">
      <style:text-properties officeooo:rsid="001e413e"/>
    </style:style>
    <style:style style:name="T12" style:family="text">
      <style:text-properties officeooo:rsid="001f4e89"/>
    </style:style>
    <style:style style:name="T13" style:family="text">
      <style:text-properties officeooo:rsid="0020fec0"/>
    </style:style>
    <style:style style:name="T14" style:family="text">
      <style:text-properties officeooo:rsid="0022d41e"/>
    </style:style>
    <style:style style:name="T15" style:family="text">
      <style:text-properties officeooo:rsid="002c0707"/>
    </style:style>
    <style:style style:name="T16" style:family="text">
      <style:text-properties officeooo:rsid="002d56bc"/>
    </style:style>
    <style:style style:name="T17" style:family="text">
      <style:text-properties officeooo:rsid="002e9c43"/>
    </style:style>
    <style:style style:name="T18" style:family="text">
      <style:text-properties officeooo:rsid="002fa0a9"/>
    </style:style>
    <style:style style:name="T19" style:family="text">
      <style:text-properties officeooo:rsid="00309f22"/>
    </style:style>
    <style:style style:name="T20" style:family="text">
      <style:text-properties officeooo:rsid="003221a4"/>
    </style:style>
    <style:style style:name="T21" style:family="text">
      <style:text-properties officeooo:rsid="0039262d"/>
    </style:style>
    <style:style style:name="T22" style:family="text">
      <style:text-properties officeooo:rsid="0039bff8"/>
    </style:style>
    <style:style style:name="T23" style:family="text">
      <style:text-properties officeooo:rsid="00452ae9"/>
    </style:style>
    <style:style style:name="T24" style:family="text">
      <style:text-properties officeooo:rsid="0045eca1"/>
    </style:style>
    <style:style style:name="T25" style:family="text">
      <style:text-properties officeooo:rsid="00486ee1"/>
    </style:style>
    <style:style style:name="T26" style:family="text">
      <style:text-properties officeooo:rsid="0049df9b"/>
    </style:style>
    <style:style style:name="T27" style:family="text">
      <style:text-properties officeooo:rsid="004ba270"/>
    </style:style>
    <style:style style:name="T28" style:family="text">
      <style:text-properties officeooo:rsid="004bc1e3"/>
    </style:style>
    <style:style style:name="T29" style:family="text">
      <style:text-properties officeooo:rsid="004f0a63"/>
    </style:style>
    <style:style style:name="T30" style:family="text">
      <style:text-properties officeooo:rsid="004f8d11"/>
    </style:style>
    <style:style style:name="T31" style:family="text">
      <style:text-properties officeooo:rsid="0050ce99"/>
    </style:style>
    <style:style style:name="T32" style:family="text">
      <style:text-properties officeooo:rsid="00517b23"/>
    </style:style>
    <style:style style:name="T33" style:family="text">
      <style:text-properties officeooo:rsid="005b5793"/>
    </style:style>
    <style:style style:name="T34" style:family="text">
      <style:text-properties officeooo:rsid="005c25db"/>
    </style:style>
    <style:style style:name="T35" style:family="text">
      <style:text-properties officeooo:rsid="005fe951"/>
    </style:style>
    <style:style style:name="T36" style:family="text">
      <style:text-properties officeooo:rsid="00604558"/>
    </style:style>
    <style:style style:name="T37" style:family="text">
      <style:text-properties officeooo:rsid="006534ae"/>
    </style:style>
    <style:style style:name="T38" style:family="text">
      <style:text-properties officeooo:rsid="00665abe"/>
    </style:style>
    <style:style style:name="T39" style:family="text">
      <style:text-properties officeooo:rsid="0067160c"/>
    </style:style>
    <style:style style:name="T40" style:family="text">
      <style:text-properties officeooo:rsid="006ad220"/>
    </style:style>
    <style:style style:name="T41" style:family="text">
      <style:text-properties officeooo:rsid="006c55ed"/>
    </style:style>
    <style:style style:name="T42" style:family="text">
      <style:text-properties officeooo:rsid="006dc394"/>
    </style:style>
    <style:style style:name="T43" style:family="text">
      <style:text-properties officeooo:rsid="006e69dd"/>
    </style:style>
    <style:style style:name="T44" style:family="text">
      <style:text-properties officeooo:rsid="006f6bd1"/>
    </style:style>
    <style:style style:name="T45" style:family="text">
      <style:text-properties officeooo:rsid="007126ae"/>
    </style:style>
    <style:style style:name="T46" style:family="text">
      <style:text-properties officeooo:rsid="0072d18e"/>
    </style:style>
    <style:style style:name="T47" style:family="text">
      <style:text-properties officeooo:rsid="00742953"/>
    </style:style>
    <style:style style:name="T48" style:family="text">
      <style:text-properties officeooo:rsid="007e2b2a"/>
    </style:style>
    <style:style style:name="T49" style:family="text">
      <style:text-properties officeooo:rsid="007f116e"/>
    </style:style>
    <style:style style:name="T50" style:family="text">
      <style:text-properties officeooo:rsid="008b12dd"/>
    </style:style>
    <style:style style:name="T51" style:family="text">
      <style:text-properties officeooo:rsid="008b9216"/>
    </style:style>
    <style:style style:name="T52" style:family="text">
      <style:text-properties officeooo:rsid="008cd792"/>
    </style:style>
    <style:style style:name="T53" style:family="text">
      <style:text-properties officeooo:rsid="008dafbb"/>
    </style:style>
    <style:style style:name="T54" style:family="text">
      <style:text-properties officeooo:rsid="008e0fa6"/>
    </style:style>
    <style:style style:name="T55" style:family="text">
      <style:text-properties officeooo:rsid="008edd6a"/>
    </style:style>
    <style:style style:name="T56" style:family="text">
      <style:text-properties officeooo:rsid="008fab64"/>
    </style:style>
    <style:style style:name="T57" style:family="text">
      <style:text-properties officeooo:rsid="008fee34"/>
    </style:style>
    <style:style style:name="T58" style:family="text">
      <style:text-properties officeooo:rsid="0091e81f"/>
    </style:style>
    <style:style style:name="T59" style:family="text">
      <style:text-properties officeooo:rsid="0092d117"/>
    </style:style>
    <style:style style:name="T60" style:family="text">
      <style:text-properties officeooo:rsid="0092de4c"/>
    </style:style>
    <style:style style:name="T61" style:family="text">
      <style:text-properties officeooo:rsid="00946bc8"/>
    </style:style>
    <style:style style:name="T62" style:family="text">
      <style:text-properties officeooo:rsid="00961ee8"/>
    </style:style>
    <style:style style:name="T63" style:family="text">
      <style:text-properties officeooo:rsid="00963d3f"/>
    </style:style>
    <style:style style:name="T64" style:family="text">
      <style:text-properties officeooo:rsid="00990053"/>
    </style:style>
    <style:style style:name="T65" style:family="text">
      <style:text-properties style:font-name="Calibri" fo:font-size="12pt" fo:font-weight="bold" officeooo:rsid="008b12dd" style:font-size-asian="10.5pt" style:font-weight-asian="bold" style:font-size-complex="12pt" style:font-weight-complex="bold"/>
    </style:style>
    <style:style style:name="T66" style:family="text">
      <style:text-properties style:font-name="Calibri" fo:font-size="12pt" fo:font-weight="bold" officeooo:rsid="00990053" style:font-size-asian="10.5pt" style:font-weight-asian="bold" style:font-size-complex="12pt" style:font-weight-complex="bold"/>
    </style:style>
    <style:style style:name="T67" style:family="text">
      <style:text-properties style:font-name="Calibri" fo:font-size="16pt" fo:font-weight="bold" officeooo:rsid="008a5a17" style:font-size-asian="14pt" style:font-weight-asian="bold" style:font-size-complex="16pt" style:font-weight-complex="bold"/>
    </style:style>
    <style:style style:name="T68" style:family="text">
      <style:text-properties style:font-name="Calibri" fo:font-size="16pt" fo:font-weight="bold" officeooo:rsid="00774e0a" style:font-size-asian="14pt" style:font-weight-asian="bold" style:font-size-complex="16pt" style:font-weight-complex="bold"/>
    </style:style>
    <style:style style:name="T69" style:family="text">
      <style:text-properties officeooo:rsid="00990523"/>
    </style:style>
    <style:style style:name="T70" style:family="text">
      <style:text-properties officeooo:rsid="0099214b"/>
    </style:style>
    <style:style style:name="T71" style:family="text">
      <style:text-properties officeooo:rsid="009a05b1"/>
    </style:style>
    <style:style style:name="T72" style:family="text">
      <style:text-properties officeooo:rsid="009ac99f"/>
    </style:style>
    <style:style style:name="T73" style:family="text">
      <style:text-properties officeooo:rsid="009b0d21"/>
    </style:style>
    <style:style style:name="T74" style:family="text">
      <style:text-properties fo:font-weight="bold" officeooo:rsid="009d8e49" style:font-weight-asian="bold" style:font-weight-complex="bold"/>
    </style:style>
    <style:style style:name="T75" style:family="text">
      <style:text-properties fo:font-weight="bold" officeooo:rsid="00a19a6e" style:font-weight-asian="bold" style:font-weight-complex="bold"/>
    </style:style>
    <style:style style:name="T76" style:family="text">
      <style:text-properties fo:font-weight="bold" officeooo:rsid="00a1fb8c" style:font-weight-asian="bold" style:font-weight-complex="bold"/>
    </style:style>
    <style:style style:name="T77" style:family="text">
      <style:text-properties fo:font-weight="bold" officeooo:rsid="00b08a99" style:font-weight-asian="bold" style:font-weight-complex="bold"/>
    </style:style>
    <style:style style:name="T78" style:family="text">
      <style:text-properties officeooo:rsid="009e912b"/>
    </style:style>
    <style:style style:name="T79" style:family="text">
      <style:text-properties officeooo:rsid="00a063a4"/>
    </style:style>
    <style:style style:name="T80" style:family="text">
      <style:text-properties officeooo:rsid="00a170af"/>
    </style:style>
    <style:style style:name="T81" style:family="text">
      <style:text-properties officeooo:rsid="00a1fb8c"/>
    </style:style>
    <style:style style:name="T82" style:family="text">
      <style:text-properties officeooo:rsid="00a20371"/>
    </style:style>
    <style:style style:name="T83" style:family="text">
      <style:text-properties officeooo:rsid="00a2554d"/>
    </style:style>
    <style:style style:name="T84" style:family="text">
      <style:text-properties officeooo:rsid="00a3378d"/>
    </style:style>
    <style:style style:name="T85" style:family="text">
      <style:text-properties officeooo:rsid="00a50a08"/>
    </style:style>
    <style:style style:name="T86" style:family="text">
      <style:text-properties officeooo:rsid="00a5c0e5"/>
    </style:style>
    <style:style style:name="T87" style:family="text">
      <style:text-properties officeooo:rsid="00a77d20"/>
    </style:style>
    <style:style style:name="T88" style:family="text">
      <style:text-properties officeooo:rsid="00a8a327"/>
    </style:style>
    <style:style style:name="T89" style:family="text">
      <style:text-properties officeooo:rsid="00aaea04"/>
    </style:style>
    <style:style style:name="T90" style:family="text">
      <style:text-properties officeooo:rsid="00ac0345"/>
    </style:style>
    <style:style style:name="T91" style:family="text">
      <style:text-properties officeooo:rsid="00ad84a2"/>
    </style:style>
    <style:style style:name="T92" style:family="text">
      <style:text-properties officeooo:rsid="00af7fc4"/>
    </style:style>
    <style:style style:name="T93" style:family="text">
      <style:text-properties officeooo:rsid="00b0bfeb"/>
    </style:style>
    <style:style style:name="T94" style:family="text">
      <style:text-properties officeooo:rsid="00b111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itement d'Images</text:p>
      <text:p text:style-name="P2"/>
      <text:p text:style-name="P4">rendu des TP : milieu de la semaine suivante, par binôme.</text:p>
      <text:p text:style-name="P2"/>
      <text:p text:style-name="P57"><text:span text:style-name="T1">I</text:span><text:span text:style-name="T10">I</text:span><text:span text:style-name="T1"> – </text:span><text:span text:style-name="T10">Caractéristiques de l'oeil humain</text:span></text:p>
      <text:p text:style-name="P55"/>
      <text:p text:style-name="P45">Caractéristique anatomique</text:p>
      <text:p text:style-name="P5"/>
      <text:p text:style-name="P5">Le signal lumineux est projeté sur l'arrière de l'oeil (rétine). Transformation de l'information lumineuse en information électrique puis envoyée au cerveau par le nerf optique.</text:p>
      <text:p text:style-name="P38"><text:span text:style-name="T2">Concentration de photo récepteurs sur l</text:span><text:span text:style-name="T4">a</text:span><text:span text:style-name="T2"> fovea. </text:span></text:p>
      <text:p text:style-name="P5"/>
      <text:p text:style-name="P46">Caractéristique Optique</text:p>
      <text:p text:style-name="P6"/>
      <text:p text:style-name="P39"><text:span text:style-name="T3">Zone périphérique : zone d'ex</text:span><text:span text:style-name="T7">c</text:span><text:span text:style-name="T6">entricité </text:span><text:span text:style-name="T8">(mesurable en degrés)</text:span><text:span text:style-name="T6">.</text:span></text:p>
      <text:p text:style-name="P5"/>
      <text:p text:style-name="P46">Photorécepteurs : cônes, bâtonnets</text:p>
      <text:p text:style-name="P5"/>
      <text:p text:style-name="P6">Photorécepteurs sensibles aux niveaux de gris : batonnets</text:p>
      <text:p text:style-name="P39"><text:span text:style-name="T5">C</text:span><text:span text:style-name="T3">eux sensibles à la couleur : cônes.</text:span></text:p>
      <text:p text:style-name="P7">Sur la fovea, c'est une concentration de photorécepteurs cônes qui s'y trouve.</text:p>
      <text:p text:style-name="P8">De moins en moins de photorécepteurs au niveau de la zone périphérique.</text:p>
      <text:p text:style-name="P3"/>
      <text:p text:style-name="P58"><text:span text:style-name="T1">I</text:span><text:span text:style-name="T9">II – Acquisition-Echantillonnage</text:span></text:p>
      <text:p text:style-name="P47"/>
      <text:p text:style-name="P48">Echantillonnage spatial</text:p>
      <text:p text:style-name="P48"/>
      <text:p text:style-name="P9">En un point, sur la matrice on ne peut avoir les 3 couleurs (bleu, vert, rouge), on doit faire un maillage et choisir. Grille de Bayer (autant de bleu que de rouge et deux fois plus de vert).</text:p>
      <text:p text:style-name="P10">Structure de Bayer = la plus classique. </text:p>
      <text:p text:style-name="P10"/>
      <text:p text:style-name="P49">Fréquence spatiale</text:p>
      <text:p text:style-name="P49"/>
      <text:p text:style-name="P11">Même principe qu'avec le son. f=1/T</text:p>
      <text:p text:style-name="P12">t =&gt; (x, y)</text:p>
      <text:p text:style-name="P12">f =&gt; (fx, fy)</text:p>
      <text:p text:style-name="P13">t en sec, (x,y) peuvent être des numéros de pixels</text:p>
      <text:p text:style-name="P13">A partir de la résolution de l'écran, on peut connaitre le numéro du pixel avec les cm.</text:p>
      <text:p text:style-name="P13"/>
      <text:p text:style-name="P14">Quelle est la fréquence maximale (exprimée en pixel-1) d'un motif périodique...?</text:p>
      <text:p text:style-name="P15">1/2 (car on alterne Noir, Blanc, Noir, Blanc et la période est donc de 2)</text:p>
      <text:p text:style-name="P15"/>
      <text:p text:style-name="P40"><text:span text:style-name="T11">Cycle/° : </text:span><text:span text:style-name="T12">dépendant du champ de vision de l'observateur par rapport à l'image </text:span><text:span text:style-name="T13">et distance à laquelle il se trouve de l'image. </text:span><text:span text:style-name="T14">Si l'image comporte un motif périodique : tan(theta/2) = (largeur/2)/Distance</text:span></text:p>
      <text:p text:style-name="P16">Donc 3T=2D tan(theta/2)</text:p>
      <text:p text:style-name="P50"><text:soft-page-break/>Résolution spatiale</text:p>
      <text:p text:style-name="P50"/>
      <text:p text:style-name="P17">dpi = dot per inch</text:p>
      <text:p text:style-name="P17">ppp = point par pouce</text:p>
      <text:p text:style-name="P17"/>
      <text:p text:style-name="P18">Si on compare les trois situations, on a la même taille mais le nombre de pixels diminue quand on va vers le droite.</text:p>
      <text:p text:style-name="P19">Résolution globale en diagonale (on applique Pythagore).</text:p>
      <text:p text:style-name="P19"/>
      <text:p text:style-name="P51">Echantillonnage spatial</text:p>
      <text:p text:style-name="P51"/>
      <text:p text:style-name="P41"><text:span text:style-name="T15">A gauche, coupe d'une image sur certaines lignes. </text:span><text:span text:style-name="T16">Succession blanc </text:span><text:span text:style-name="T17">vers noir </text:span><text:span text:style-name="T16">est graduelle.</text:span></text:p>
      <text:p text:style-name="P20">10 pixels entre chaque motif sur l'image de gauche donc fréquence = 1/10</text:p>
      <text:p text:style-name="P42"><text:span text:style-name="T17">On augmente la taille du pixel fait diminuer la résolution donc on ne voit plus l'information graduelle mais on continue de voir la périodicité noir blanc noir blanc, en revanche l'échantillonnage met en évidence une régularité </text:span><text:span text:style-name="T18">qui n'a rien à voir avec la période précédente. Cela donne des courbures sur la diapo suivante, ce sont des artefacts de l'échantillonnage.</text:span></text:p>
      <text:p text:style-name="P21">La résolution de l'image n'est donc plus compatible avec cette fréquence.</text:p>
      <text:p text:style-name="P20"/>
      <text:p text:style-name="P52">Echantillonnage tonal : Quantification</text:p>
      <text:p text:style-name="P52"/>
      <text:p text:style-name="P43"><text:span text:style-name="T19">exemple : min = noir, max = blanc. Ecart entre min et max = dynamique. On perd les nuances de gris plus on va diminuer le codage de l'image. 1 bit : image uniquement en noir et en blanc </text:span><text:span text:style-name="T20">(pas de nuances).</text:span></text:p>
      <text:p text:style-name="P22"/>
      <text:p text:style-name="P56">IV – Perception des couleurs</text:p>
      <text:p text:style-name="P56"/>
      <text:p text:style-name="P53">Phénomène complexe</text:p>
      <text:p text:style-name="P53"/>
      <text:p text:style-name="P23">L'objet (la pomme) absorbe des longueurs d'onde et en réfléchit d'autres.</text:p>
      <text:p text:style-name="P24">La lumière réfléchie arrive sur la rétine, ce qui donne un signal lumineux qui nous est propre et qui est interprété par le cerveau. (Rouge, orange ?)</text:p>
      <text:p text:style-name="P24"/>
      <text:p text:style-name="P54">Synthèse additive</text:p>
      <text:p text:style-name="P54"/>
      <text:p text:style-name="P44"><text:span text:style-name="T21">Au niveau d'un endroit donné, sur un écran, on a un seul photorécepteur. </text:span><text:span text:style-name="T22">Rouge au max, Vert au max, Bleu au max : on synthétise du blanc.</text:span></text:p>
      <text:p text:style-name="P25"/>
      <text:p text:style-name="P26"/>
      <text:p text:style-name="P59">Luminosité Vs Luminance</text:p>
      <text:p text:style-name="P59"/>
      <text:p text:style-name="P67">Luminosité = perception que l'on va voir nous de la luminance.</text:p>
      <text:p text:style-name="P68">Luminance = quantité ingénieur qui va reproduire la quantité d'informations de l'image, sans la couleur.</text:p>
      <text:p text:style-name="P69">Teinte = rendre compte de l'information de la couleur.</text:p>
      <text:p text:style-name="P69">Saturation = information de modulation entre le chromatique et achromatique.</text:p>
      <text:p text:style-name="P69"/>
      <text:p text:style-name="P69"/>
      <text:p text:style-name="P69"/>
      <text:p text:style-name="P106"><text:soft-page-break/>V – Représentation des couleurs</text:p>
      <text:p text:style-name="P106"/>
      <text:p text:style-name="P60">Espace R, G, B</text:p>
      <text:p text:style-name="P70"/>
      <text:p text:style-name="P27"><text:span text:style-name="T23">On ne peut pas rendre compte de notre propre perception des couleurs. </text:span><text:span text:style-name="T24">Un espace perceptif est un espace pour lequel lorsqu'on calcule la distance entre les couleurs, cette distance ne rend pas compte de notre perception.</text:span></text:p>
      <text:p text:style-name="P71">A partir d'un point en 3D, on a les trois dimensions de couleur RGB, on peut faire une rotation d'axe pour obtenir la luminance (il faut mettre l'axe de la diagonale noir blanc droit : en axe Z)</text:p>
      <text:p text:style-name="P28"><text:span text:style-name="T26">=&gt; </text:span><text:span text:style-name="T25">Espaces à luminance séparée.</text:span></text:p>
      <text:p text:style-name="P70"/>
      <text:p text:style-name="P61">Espace Y-Cb-Cr (format JPEG)</text:p>
      <text:p text:style-name="P61"/>
      <text:p text:style-name="P29"><text:span text:style-name="T27">On comprime notre image couleur. </text:span><text:span text:style-name="T28">On est plus sensible à la luminance qu'à la chrominance.</text:span></text:p>
      <text:p text:style-name="P30"><text:span text:style-name="T29">Extraire la luminance de la couleur : </text:span><text:span text:style-name="T30">faire la moyenne du rouge, du bleu et du vert.</text:span></text:p>
      <text:p text:style-name="P31"><text:span text:style-name="T31">OU on applique la fonction matricielle. </text:span><text:span text:style-name="T32">(avec la matrice de transformation)</text:span></text:p>
      <text:p text:style-name="P72">Plus une couleur va contenir du rouge plus Cr va être positive, plus elle va contenir du vert, plus elle va avoir une valeur négative.</text:p>
      <text:p text:style-name="P73">Une couleur jaune a un Cr de 0. Rouge : Cr max, Vert : Cr min</text:p>
      <text:p text:style-name="P74">Cb code l'opposition de couleur bleu-jaune.</text:p>
      <text:p text:style-name="P74">Cb et Cr codent des oppositions de couleur.</text:p>
      <text:p text:style-name="P75">L'image en bas à gauche est à luminance constante (si on voulait l'imprimer en nuances de gris, on aurait qu'une couleur de gris)</text:p>
      <text:p text:style-name="P75"/>
      <text:p text:style-name="P62">Espace L- a-b (définie par la CIE)</text:p>
      <text:p text:style-name="P62"/>
      <text:p text:style-name="P76">L, a, b = fonctions à saturation.</text:p>
      <text:p text:style-name="P77">Les couleurs sont représentées dans une sphère.</text:p>
      <text:p text:style-name="P77">Le grand axe du centre donne la luminosité, les axes d'opposition de couleur sont perpendiculaires à celui-ci.</text:p>
      <text:p text:style-name="P78">Ces oppositions de couleur sont retrouvables aussi au niveau de la rétine.</text:p>
      <text:p text:style-name="P78"/>
      <text:p text:style-name="P63">Espace TLS</text:p>
      <text:p text:style-name="P63"/>
      <text:p text:style-name="P79">Non linéarité car forte distance entre Rouge et Violet au niveau de la longueur d'onde MAIS proximité du point de vue chromatique.</text:p>
      <text:p text:style-name="P32"><text:span text:style-name="T33">Plus on se rapproche du centre plus la saturation diminue. </text:span><text:span text:style-name="T34">La teinte est représentable par un angle et la saturation est représentable par un rayon. On passe donc en coordonnées polaires.</text:span></text:p>
      <text:p text:style-name="P80">L'information de la luminance devrait venir vers nous.</text:p>
      <text:p text:style-name="P80"/>
      <text:p text:style-name="P64">Représentation HSI ou TLS</text:p>
      <text:p text:style-name="P64"/>
      <text:p text:style-name="P33"><text:span text:style-name="T35">Au fur et à mesure qu'on diminue la luminance, on a moins de modulations possibles pour la saturation (et inversement si on l'augmente de plus en plus) : </text:span><text:span text:style-name="T36">de plus en plus de couleurs noires (et inversement de couleurs blanches).</text:span></text:p>
      <text:p text:style-name="P81">L'altitude représente la luminanance.</text:p>
      <text:p text:style-name="P81"/>
      <text:p text:style-name="P82">Retouche d'image sans changer la teinte : on bouge les curseurs L et S (luminance et saturation).</text:p>
      <text:p text:style-name="P82"/>
      <text:p text:style-name="P65"><text:soft-page-break/>Capture par les appareils photo numériques</text:p>
      <text:p text:style-name="P65"/>
      <text:p text:style-name="P83">Rétine : non régularité des photorécepteurs.</text:p>
      <text:p text:style-name="P84">Objectif des ingénieurs : obtenir un rendu comme avec la rétine mais avec des circuits réguliers. (car impossible de reproduire la rétine en silicium).</text:p>
      <text:p text:style-name="P85">Les bandes de couleur sont la matérialisation de l'aliasing au niveau chromatique.</text:p>
      <text:p text:style-name="P86">Impression que les poteaux sont plus proches les uns des autres car image prise de côté.</text:p>
      <text:p text:style-name="P34"><text:span text:style-name="T37">Interaction entre la couleur et la luminance. La structure de Bayer : on peut avoir l'information du vert, du bleu, du rouge qui va être sous échantillonnée par rapport à l'info de départ. L'information est décalée en fréquence.</text:span><text:span text:style-name="T38"> Quand les fréquences spatiales augmentent, on va avoir des in</text:span><text:span text:style-name="T39">teractions </text:span><text:span text:style-name="T38">entre la chrominance et la luminance ce qui créent les artéfacts.</text:span></text:p>
      <text:p text:style-name="P87"/>
      <text:p text:style-name="P66">Images anaglyphes</text:p>
      <text:p text:style-name="P66"/>
      <text:p text:style-name="P88">Le fait qu'on perçoit la profondeur est dû à différents indices :</text:p>
      <text:p text:style-name="P35"><text:span text:style-name="T40"><text:tab/></text:span><text:span text:style-name="T41">- </text:span><text:span text:style-name="T40">indice</text:span><text:span text:style-name="T41">s</text:span><text:span text:style-name="T40"> monoculaire</text:span><text:span text:style-name="T41">s</text:span><text:span text:style-name="T40"> (même si on a qu'un oeil, on peut percevoir la profondeur) : </text:span><text:span text:style-name="T41">indices de perspectives </text:span><text:span text:style-name="T42">par ex.</text:span></text:p>
      <text:p text:style-name="P35"><text:span text:style-name="T42"><text:tab/></text:span><text:span text:style-name="T43">- indices binoculaires : vient du fait que lorsqu'on regarde un point, l'image va se projeter sur l'oeil gauche et droit d'où deux images différentes. Il faut donc mettre en correspondance les deux images </text:span><text:span text:style-name="T44">pour reconstruire la scène et pour estimer la profondeur. </text:span><text:span text:style-name="T45">L'écart entre les deux coordonnées spatiales des deux points est un indice.</text:span></text:p>
      <text:p text:style-name="P89"/>
      <text:p text:style-name="P36"><text:span text:style-name="T46">On crée en une seule image deux images différentes. Une vue par l'oeil gauche et l'autre par l'oeil droit. </text:span><text:span text:style-name="T47">L'image de droite sera filtrée par le filtre bleu, l'image de gauche par le filtre rouge.</text:span></text:p>
      <text:p text:style-name="P90"/>
      <text:p text:style-name="P90"/>
      <text:p text:style-name="P107">VI – Table des couleurs</text:p>
      <text:p text:style-name="P107"/>
      <text:p text:style-name="P91">Image originale : </text:p>
      <text:p text:style-name="P91">R =&gt; 2^8</text:p>
      <text:p text:style-name="P91">V =&gt; 2^8</text:p>
      <text:p text:style-name="P91">B =&gt; 2^8</text:p>
      <text:p text:style-name="P91">=&gt; 2^24 couleurs possibles : 16 millions de couleurs</text:p>
      <text:p text:style-name="P92">avec 16 millions de couleurs, on est moins fin au niveau de la différence chromatique.</text:p>
      <text:p text:style-name="P93">Problèmes :</text:p>
      <text:p text:style-name="P94"><text:tab/>Trouver les meilleurs représentants de couleur : exemple 5000 couleurs (R,G,B) qui vont représenter au mieux les images.</text:p>
      <text:p text:style-name="P94"><text:tab/>Comment recoder l'image pour tenir compte de ce nouveau dictionnaire de couleurs.</text:p>
      <text:p text:style-name="P94"/>
      <text:p text:style-name="P95">Plus on va diminuer le nombre de couleurs représentatives plus on va perdre de la couleur dans l'image.</text:p>
      <text:p text:style-name="P37"><text:span text:style-name="T48">On va devoir tenir compte de la statistique de la couleur. Plus une image va être représent</text:span><text:span text:style-name="T49">ée</text:span><text:span text:style-name="T48">, plus elle va être forte et plus elle va devoir avoir beaucoup de représentants dans le dictionnaire.</text:span></text:p>
      <text:p text:style-name="P96"/>
      <text:p text:style-name="P97">A partir du dictionnaire de couleurs (LUT (K x 3))</text:p>
      <text:p text:style-name="P98">K = 5000. Les 5000 références de couleurs représentent les lignes de la table.</text:p>
      <text:p text:style-name="P99">On prend un pixel de l'image, il a une couleur RGB, on calcule la distante la plus petite avec toutes nos couleurs dans le LUT.</text:p>
      <text:p text:style-name="P100">Donc au moment du codage, on code l'index de la couleur à la place du pixel.</text:p>
      <text:p text:style-name="P101"><text:soft-page-break/>Pour interpréter correctement l'image, on a besoin de la carte des index et du dico. A partir d'un point dans la carte, on fait le lien entre l'index sur la carte et l'index dans le dico et cela nous donne le nouveau RGB qui sera représenté sur la nouvelle image.</text:p>
      <text:p text:style-name="P101"/>
      <text:p text:style-name="P102">En RGB on a 2^24*le nombre de pixels, en couleurs indexées on a K*3*2^8+nombre de pixels*K</text:p>
      <text:p text:style-name="P103"/>
      <text:p text:style-name="P103"/>
      <text:p text:style-name="P104"/>
      <text:p text:style-name="P108"><text:span text:style-name="T68">VI</text:span><text:span text:style-name="T67">I – Traitement "Point"</text:span></text:p>
      <text:p text:style-name="P108"><text:span text:style-name="T67"/></text:p>
      <text:p text:style-name="P108"><text:span text:style-name="T67"><text:tab/></text:span><text:span text:style-name="T66">1. </text:span><text:span text:style-name="T65">Définition, exemples</text:span></text:p>
      <text:list xml:id="list6890926175344682733" text:style-name="L1">
        <text:list-header>
          <text:p text:style-name="P105"><text:span text:style-name="T50"/></text:p>
        </text:list-header>
      </text:list>
      <text:p text:style-name="P109"><text:span text:style-name="T51">(sl. 2) </text:span></text:p>
      <text:p text:style-name="P109"><text:span text:style-name="T51">Image à gauche = </text:span><text:span text:style-name="T53">IN</text:span></text:p>
      <text:p text:style-name="P109"><text:span text:style-name="T51">Image à droite = </text:span><text:span text:style-name="T52">OUT</text:span></text:p>
      <text:p text:style-name="P110"><text:span text:style-name="T54">On étale linéairement nos niveaux de gris (comme sur un élastique avec comme extrémités nmax et nmin).</text:span></text:p>
      <text:p text:style-name="P111"><text:span text:style-name="T55">Fonction avec droite d'équation y=a</text:span><text:span text:style-name="T58">n</text:span><text:span text:style-name="T55">+b (entre nmin et nmax). </text:span><text:span text:style-name="T56">Il faut s'assurer pour les valeurs &lt; nmin et valeurs supérieures à nmax qu'elles soient bien transformées respectivement en 0 et 255.</text:span></text:p>
      <text:p text:style-name="P112"><text:span text:style-name="T57">Equation : la déduire en connaissant Phi(Nmax) = 255 et Phi(Nmin) = 0.</text:span></text:p>
      <text:p text:style-name="P112"><text:span text:style-name="T57"><text:tab/></text:span><text:span text:style-name="T58">=&gt; a = (255 -0)/(Nmax-Nmin)</text:span></text:p>
      <text:p text:style-name="P112"><text:span text:style-name="T58"><text:tab/>=&gt; b = n'-an = 0 – a * nmin</text:span></text:p>
      <text:p text:style-name="P112"><text:span text:style-name="T58"/></text:p>
      <text:p text:style-name="P113"><text:span text:style-name="T59">Sur l'histogramme d</text:span><text:span text:style-name="T61">e l'image</text:span><text:span text:style-name="T59">, on remarque qu'on a beaucoup de pixels distribués sur très peu niveaux de gris foncés </text:span><text:span text:style-name="T60">(50 / 255).</text:span></text:p>
      <text:p text:style-name="P114"><text:span text:style-name="T62">Sous MatLab : l'instruction hist donne un histogramme. On lui donne en entrée la distribution des niveaux de gris, et on lui indique le nombre d'intervalles que l'on veut avoir pour décrire notre histogramme. </text:span><text:span text:style-name="T63">(il va donc compter le nombre de pixels entre chaque intervalle)</text:span></text:p>
      <text:p text:style-name="P114"><text:span text:style-name="T63"/></text:p>
      <text:p text:style-name="P129"><text:span text:style-name="T64"><text:tab/></text:span><text:span text:style-name="T69">3</text:span><text:span text:style-name="T64">. </text:span><text:span text:style-name="T69">Transformations affines</text:span></text:p>
      <text:p text:style-name="P115"><text:span text:style-name="T70"/></text:p>
      <text:p text:style-name="P115"><text:span text:style-name="T70">voir fonctions dessinées.</text:span></text:p>
      <text:p text:style-name="P115"><text:span text:style-name="T70"/></text:p>
      <text:p text:style-name="P116"><text:span text:style-name="T71">Pour modifier le contraste, on modifie le coefficient directeur de la droite. </text:span><text:span text:style-name="T72">(on modifie l'étalement)</text:span></text:p>
      <text:p text:style-name="P116"><text:span text:style-name="T73"/></text:p>
      <text:p text:style-name="P115"><text:span text:style-name="T70"/></text:p>
      <text:p text:style-name="P115"><text:span text:style-name="T70"><text:tab/></text:span><text:span text:style-name="T74">4. Transformations affines par morceaux</text:span></text:p>
      <text:p text:style-name="P115"><text:span text:style-name="T74"/></text:p>
      <text:p text:style-name="P117"><text:span text:style-name="T78">a = (255-120)/(255-50) = 135/205 </text:span><text:span text:style-name="T79">&lt; 1 =&gt; compression</text:span></text:p>
      <text:p text:style-name="P118"><text:span text:style-name="T80">Dès l'acquisition de l'image, on a 70 000 pixels qui sont à 25 donc en contraste il n'y aura pas de changement.</text:span></text:p>
      <text:p text:style-name="P118"><text:span text:style-name="T80"/></text:p>
      <text:p text:style-name="P118"><text:span text:style-name="T80"><text:tab/></text:span><text:span text:style-name="T75">5. Segmentation par seuillage</text:span></text:p>
      <text:p text:style-name="P118"><text:span text:style-name="T75"/></text:p>
      <text:p text:style-name="P119"><text:span text:style-name="T81">voir feuille.</text:span></text:p>
      <text:p text:style-name="P119"><text:span text:style-name="T81"/></text:p>
      <text:p text:style-name="P119"><text:span text:style-name="T81"><text:tab/></text:span></text:p>
      <text:p text:style-name="P119"><text:span text:style-name="T81"/></text:p>
      <text:p text:style-name="P119"><text:soft-page-break/><text:span text:style-name="T81"><text:tab/></text:span><text:span text:style-name="T76">6. Spécification d'histogramme</text:span></text:p>
      <text:p text:style-name="P119"><text:span text:style-name="T76"/></text:p>
      <text:p text:style-name="P120"><text:span text:style-name="T82">Les niveaux de gris iront de 0 à 255 dans l'ensemble |R (Réels) puisque que ne est une variable continue.</text:span></text:p>
      <text:p text:style-name="P121"><text:span text:style-name="T83">Uniforme : tous les niveaux de gris ont la même probabilité d'apparaître dans notre image.</text:span></text:p>
      <text:p text:style-name="P122"><text:span text:style-name="T84">On connait pe(ne) et ps(ns) et on en déduit dn</text:span><text:span text:style-name="T85">s/dne. On trouve donc la dérivé de la fonction de transformation et il ne reste plus qu'à intégrer cette dérivé pour retrouver la fonction de transformation.</text:span></text:p>
      <text:p text:style-name="P122"><text:span text:style-name="T85"/></text:p>
      <text:p text:style-name="P123"><text:span text:style-name="T86">approximation </text:span><text:span text:style-name="T87">pour des variables discrètes</text:span><text:span text:style-name="T86">: </text:span></text:p>
      <text:p text:style-name="P123"><text:span text:style-name="T86">255 c'est nmax.</text:span></text:p>
      <text:p text:style-name="P123"><text:span text:style-name="T86">l'intégrale se transforme en une somme.</text:span></text:p>
      <text:p text:style-name="P123"><text:span text:style-name="T86"/></text:p>
      <text:p text:style-name="P124"><text:span text:style-name="T88">he(k) sont les barres de l'histogramme.</text:span></text:p>
      <text:p text:style-name="P123"><text:span text:style-name="T86"/></text:p>
      <text:p text:style-name="P125"><text:span text:style-name="T89">che</text:span><text:span text:style-name="T90">(k)</text:span><text:span text:style-name="T89"> correspond à la somme de</text:span><text:span text:style-name="T90">s k=0</text:span><text:span text:style-name="T89"> à ne des he(k)</text:span></text:p>
      <text:p text:style-name="P126"><text:span text:style-name="T91">L'histogramme de sortie va être le même que celui d'entrée.</text:span></text:p>
      <text:p text:style-name="P127"><text:span text:style-name="T92">Plus on a des forts effectifs plus ils vont prendre de la place dans l'histogramme.</text:span></text:p>
      <text:p text:style-name="P127"><text:span text:style-name="T92"/></text:p>
      <text:p text:style-name="P127"><text:span text:style-name="T92"><text:tab/></text:span><text:span text:style-name="T77">7. Traitement des images en couleur</text:span></text:p>
      <text:p text:style-name="P127"><text:span text:style-name="T77"/></text:p>
      <text:p text:style-name="P128"><text:span text:style-name="T93">Génération de fausses couleurs : </text:span><text:span text:style-name="T94">pas les mêmes histogrammes R, G, B donc diffic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25S</meta:editing-duration>
    <meta:editing-cycles>183</meta:editing-cycles>
    <meta:generator>LibreOffice/4.0.3.3$Windows_x86 LibreOffice_project/0eaa50a932c8f2199a615e1eb30f7ac74279539</meta:generator>
    <dc:date>2015-10-02T16:38:57.28</dc:date>
    <meta:document-statistic meta:table-count="0" meta:image-count="0" meta:object-count="0" meta:page-count="6" meta:paragraph-count="140" meta:word-count="1830" meta:character-count="10786" meta:non-whitespace-character-count="9070"/>
    <meta:user-defined meta:name="Info 1"/>
    <meta:user-defined meta:name="Info 2"/>
    <meta:user-defined meta:name="Info 3"/>
    <meta:user-defined meta:name="Info 4"/>
  </office:meta>
</office:document-meta>
</file>